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739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.239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739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239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739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239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739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239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739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Heading3" style:family="paragraph">
      <style:text-properties fo:font-size="12pt" style:font-size-asian="12pt" style:font-size-complex="12pt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Heading3" style:family="paragraph">
      <style:text-properties fo:font-size="12pt" style:font-size-asian="12pt" style:font-size-complex="12pt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Heading3" style:family="paragraph">
      <style:text-properties fo:font-size="12pt" style:font-size-asian="12pt" style:font-size-complex="12pt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Heading3" style:family="paragraph">
      <style:text-properties fo:font-size="12pt" style:font-size-asian="12pt" style:font-size-complex="12pt"/>
    </style:style>
    <style:style style:name="P12" style:parent-style-name="Heading3" style:family="paragraph">
      <style:text-properties fo:font-size="12pt" style:font-size-asian="12pt" style:font-size-complex="12pt"/>
    </style:style>
    <style:style style:name="P13" style:parent-style-name="Heading3" style:family="paragraph">
      <style:text-properties fo:font-size="12pt" style:font-size-asian="12pt" style:font-size-complex="12pt"/>
    </style:style>
    <style:style style:name="P14" style:parent-style-name="Textbody" style:family="paragraph">
      <style:text-properties style:font-name="Arial" style:font-name-complex="Arial" fo:font-weight="bold" style:font-weight-asian="bold" fo:font-style="italic" style:font-style-asian="italic" fo:font-size="14pt" style:font-size-asian="14pt" style:font-size-complex="14pt"/>
    </style:style>
    <style:style style:name="P15" style:parent-style-name="Textbody" style:family="paragraph">
      <style:text-properties style:font-name="Arial" style:font-name-complex="Arial" fo:font-weight="bold" style:font-weight-asian="bold" fo:font-style="italic" style:font-style-asian="italic" fo:font-size="14pt" style:font-size-asian="14pt" style:font-size-complex="14pt"/>
    </style:style>
    <style:style style:name="P16" style:parent-style-name="Textbody" style:family="paragraph">
      <style:text-properties style:font-name="Arial" style:font-name-complex="Arial" fo:font-weight="bold" style:font-weight-asian="bold" fo:font-style="italic" style:font-style-asian="italic" fo:font-size="14pt" style:font-size-asian="14pt" style:font-size-complex="14pt"/>
    </style:style>
    <style:style style:name="P17" style:parent-style-name="Textbody" style:family="paragraph">
      <style:text-properties style:font-name="Arial" style:font-name-complex="Arial" fo:font-weight="bold" style:font-weight-asian="bold"/>
    </style:style>
    <style:style style:name="T18" style:parent-style-name="DefaultParagraphFont" style:family="text">
      <style:text-properties style:font-name="Arial" style:font-name-complex="Arial" fo:font-weight="bold" style:font-weight-asian="bold"/>
    </style:style>
    <style:style style:name="P19" style:parent-style-name="Textbody" style:family="paragraph">
      <style:text-properties fo:font-weight="bold" style:font-weight-asian="bold" style:font-style-complex="italic"/>
    </style:style>
    <style:style style:name="P20" style:parent-style-name="Textbody" style:family="paragraph">
      <style:text-properties style:font-style-complex="italic"/>
    </style:style>
    <style:style style:name="T21" style:parent-style-name="DefaultParagraphFont" style:family="text">
      <style:text-properties fo:font-weight="bold" style:font-weight-asian="bold" style:font-style-complex="italic"/>
    </style:style>
    <style:style style:name="T22" style:parent-style-name="DefaultParagraphFont" style:family="text">
      <style:text-properties style:font-style-complex="italic"/>
    </style:style>
    <style:style style:name="T23" style:parent-style-name="DefaultParagraphFont" style:family="text">
      <style:text-properties fo:font-weight="bold" style:font-weight-asian="bold" style:font-style-complex="italic"/>
    </style:style>
    <style:style style:name="P24" style:parent-style-name="Textbody" style:family="paragraph">
      <style:text-properties style:font-style-complex="italic"/>
    </style:style>
    <style:style style:name="P25" style:parent-style-name="Textbody" style:family="paragraph">
      <style:text-properties style:font-style-complex="italic"/>
    </style:style>
    <style:style style:name="P26" style:parent-style-name="Textbody" style:family="paragraph">
      <style:text-properties style:font-name="Arial" style:font-name-complex="Arial" fo:font-weight="bold" style:font-weight-asian="bold" style:font-style-complex="italic"/>
    </style:style>
    <style:style style:name="P27" style:parent-style-name="Textbody" style:family="paragraph">
      <style:text-properties style:font-name-complex="Times New Roman" style:font-style-complex="italic"/>
    </style:style>
    <style:style style:name="P28" style:parent-style-name="Textbody" style:family="paragraph">
      <style:text-properties style:font-name-complex="Times New Roman" style:font-style-complex="italic"/>
    </style:style>
    <style:style style:name="T29" style:parent-style-name="DefaultParagraphFont" style:family="text">
      <style:text-properties fo:font-style="italic" style:font-style-asian="italic" style:font-style-complex="italic"/>
    </style:style>
    <style:style style:name="T30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h text:style-name="P1" text:outline-level="1">Kravspecifikation</text:h>
      <text:h text:style-name="Heading2" text:outline-level="2">Aktörer</text:h>
      <text:h text:style-name="P2" text:outline-level="3">Primära aktörer</text:h>
      <text:p text:style-name="Textbody"><text:span text:style-name="T3">Medlem:<text:s/></text:span>Medlemmarna vill kunna få nyheter och viktig information genom systemet. De ska kunna boka/ändra sina båtplatser så att de kan få en plats<text:s/>som passar både dem och deras båtar. De ska också kunna se om de har några obetalda avgifter och i såna fall veta hur mycket de är skyldiga.</text:p>
      <text:p text:style-name="Textbody"><text:span text:style-name="T4">Kassör:<text:s/></text:span>Vill använda systemet för att se vilka medlemmar som inte har betalat sina avgifter än och skicka fakturor/påminnelser till dem.</text:p>
      <text:p text:style-name="Textbody"><text:span text:style-name="T5">Sekreterare:</text:span><text:s/>Ändrar i informationen om båtplatser och medlemmar. Vill få information om båtar, båtplatser och medlemmar så att de kan hjälpa personer som kontaktar dem.</text:p>
      <text:h text:style-name="P6" text:outline-level="3">Stödjande aktörer</text:h>
      <text:p text:style-name="Textbody"><text:span text:style-name="T7">Nationella båtregistret:</text:span><text:s/>Ger information om båtarna i systemets databas.</text:p>
      <text:h text:style-name="P8" text:outline-level="3">Offstage aktörer</text:h>
      <text:p text:style-name="Textbody"><text:span text:style-name="T9">Medlemsansvarig:</text:span><text:s/>Har synpunkter på hur medlemsuppgifter ska behandlas och vad medlemmarna ska kunna göra.</text:p>
      <text:p text:style-name="Textbody"><text:span text:style-name="T10">Räddningstjänsten:<text:s/></text:span>Regler för bokning av båtplatser.</text:p>
      <text:p text:style-name="Textbody"/>
      <text:h text:style-name="Heading2" text:outline-level="2">Användningsfall</text:h>
      <text:h text:style-name="P11" text:outline-level="3">1.<text:s/>Medlem</text:h>
      <text:p text:style-name="Textbody">AF 1.1<text:tab/>Boka båtplats.</text:p>
      <text:p text:style-name="Textbody">AF 1.2<text:tab/>Ändra nuvarande båtplats.</text:p>
      <text:p text:style-name="Textbody">AF 1.3<text:tab/>Läsa nyheter.</text:p>
      <text:p text:style-name="Textbody">AF 1.4<text:tab/>Se obetalda avgifter.</text:p>
      <text:h text:style-name="P12" text:outline-level="3">2.<text:s/>Kassör</text:h>
      <text:p text:style-name="Textbody">AF 2.1<text:s/>Se medlemmar med obetalda avgifter.</text:p>
      <text:p text:style-name="Textbody">AF 2.2<text:s/>Skicka faktura.</text:p>
      <text:p text:style-name="Textbody">AF 2.3<text:s/>Skicka betalningspåminnelse.</text:p>
      <text:h text:style-name="P13" text:outline-level="3">3.<text:s/>Sekreterare</text:h>
      <text:p text:style-name="Textbody">AF 3.1<text:s/>Ge support åt medlemmar.</text:p>
      <text:p text:style-name="Textbody">AF 3.2<text:s/>Hitta medlem och båt i register.</text:p>
      <text:p text:style-name="Textbody">AF 3.3<text:s/>Manuellt ändra data i registret.</text:p>
      <text:p text:style-name="Textbody"/>
      <text:p text:style-name="P14"/>
      <text:p text:style-name="P15"/>
      <text:soft-page-break/>
      <text:p text:style-name="P16">Icke-funktionella krav</text:p>
      <text:p text:style-name="P17"/>
      <text:p text:style-name="Textbody"><text:span text:style-name="T18">Begränsningar</text:span></text:p>
      <text:p text:style-name="P19">B1: Databas<text:s/></text:p>
      <text:p text:style-name="P20">Systemet ska ha en MySQL-databas</text:p>
      <text:p text:style-name="Textbody"><text:span text:style-name="T21">B2</text:span><text:span text:style-name="T22">:<text:s/></text:span><text:span text:style-name="T23">Webbläsare</text:span></text:p>
      <text:p text:style-name="P24">Systemet ska gå att visa korrekt i IE 8<text:s/></text:p>
      <text:p text:style-name="P25"/>
      <text:p text:style-name="P26">Kvalitetskrav</text:p>
      <text:p text:style-name="P27">Systemet ska vara användarvänligt.</text:p>
      <text:p text:style-name="P28"/>
      <text:h text:style-name="Heading2" text:outline-level="2">Länkar</text:h>
      <text:p text:style-name="Textbody"><text:a xlink:href="file:///C:/Users/hg222aa/Downloads/Uppgift-234-master/Scenarion.odt" office:target-frame-name="_top" xlink:show="replace"><text:span text:style-name="T29">Scenarion</text:span></text:a></text:p>
      <text:p text:style-name="Textbody"><text:a xlink:href="file:///C:/Users/hg222aa/Downloads/Uppgift-234-master/Vision.odt" office:target-frame-name="_top" xlink:show="replace"><text:span text:style-name="T30">Visionen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739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.239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739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239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739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239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739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239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739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Henrik Gabrielsson<text:tab/>Iterativ Mjukvaruutveckling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enrik Gabrielsson</meta:initial-creator>
    <dc:creator>hg222aa</dc:creator>
    <meta:creation-date>2013-11-29T08:49:00Z</meta:creation-date>
    <dc:date>2013-12-12T14:31:00Z</dc:date>
    <meta:template xlink:href="Normal.dotm" xlink:type="simple"/>
    <meta:editing-cycles>21</meta:editing-cycles>
    <meta:editing-duration>PT48300S</meta:editing-duration>
    <meta:document-statistic meta:page-count="2" meta:paragraph-count="3" meta:word-count="262" meta:character-count="1648" meta:row-count="11" meta:non-whitespace-character-count="1389"/>
  </office:meta>
</office:document-meta>
</file>